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5.147cm"/>
    </style:style>
    <style:style style:name="co19" style:family="table-column">
      <style:table-column-properties fo:break-before="auto" style:column-width="3.679cm"/>
    </style:style>
    <style:style style:name="co20" style:family="table-column">
      <style:table-column-properties fo:break-before="auto" style:column-width="5.119cm"/>
    </style:style>
    <style:style style:name="co21" style:family="table-column">
      <style:table-column-properties fo:break-before="auto" style:column-width="3.336cm"/>
    </style:style>
    <style:style style:name="co22" style:family="table-column">
      <style:table-column-properties fo:break-before="auto" style:column-width="6.673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4.112cm"/>
    </style:style>
    <style:style style:name="co25" style:family="table-column">
      <style:table-column-properties fo:break-before="auto" style:column-width="4.745cm"/>
    </style:style>
    <style:style style:name="co26" style:family="table-column">
      <style:table-column-properties fo:break-before="auto" style:column-width="3.969cm"/>
    </style:style>
    <style:style style:name="co27" style:family="table-column">
      <style:table-column-properties fo:break-before="auto" style:column-width="4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6a5e4"/>
      <style:text-properties fo:color="#000000"/>
    </style:style>
    <style:style style:name="gr1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8080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6309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3ca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e5" draw:textarea-horizontal-align="justify" draw:textarea-vertical-align="middle" draw:auto-grow-height="false" fo:min-height="0.749cm" fo:min-width="0.49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Profil</text:p>
          </table:table-cell>
          <table:table-cell table:style-name="ce2" table:number-columns-repeated="2"/>
          <table:table-cell table:style-name="ce2" office:value-type="string">
            <text:p>TST_ROLE1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INFO</text:p>
          </table:table-cell>
          <table:table-cell table:style-name="ce4"/>
          <table:table-cell table:style-name="ce4" office:value-type="string">
            <text:p>Cadre Html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USER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Us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GROUP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Grou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SER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Multiple Us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GROUP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Multiple Grou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RRAY</text:p>
          </table:table-cell>
          <table:table-cell table:style-name="ce6" office:value-type="string">
            <text:p>TST_FR_INFO</text:p>
          </table:table-cell>
          <table:table-cell table:style-name="ce6" office:value-type="string">
            <text:p>Tableau simpl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USER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User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5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GROUP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Group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6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SER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Multiple User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7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GROUP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Multiple Group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8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 table:number-rows-repeated="6">
          <table:table-cell table:style-name="ce5" table:number-columns-repeated="1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office:forms form:automatic-focus="false" form:apply-design-mode="false"/>
        <table:shapes>
          <draw:g draw:z-index="0">
            <draw:custom-shape draw:style-name="gr1" draw:text-style-name="P2" xml:id="id1" draw:id="id1" svg:width="1.7cm" svg:height="1.1cm" svg:x="12.149cm" svg:y="11.747cm">
              <text:p text:style-name="P1"><text:span text:style-name="T1">G. R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2" draw:id="id2" svg:width="1.7cm" svg:height="1.1cm" svg:x="10.349cm" svg:y="14.747cm">
              <text:p text:style-name="P1"><text:span text:style-name="T1">G. BL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" draw:id="id3" svg:width="1.7cm" svg:height="1.1cm" svg:x="13.649cm" svg:y="14.247cm">
              <text:p text:style-name="P1"><text:span text:style-name="T1">G. YELLO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3" draw:type="lines" svg:x1="12.999cm" svg:y1="12.847cm" svg:x2="11.199cm" svg:y2="14.747cm" draw:start-shape="id1" draw:start-glue-point="2" draw:end-shape="id2" draw:end-glue-point="0" svg:d="m12999 12847v502l-1800 897v501">
              <text:p/>
            </draw:connector>
            <draw:connector draw:style-name="gr5" draw:text-style-name="P3" draw:type="curve" svg:x1="12.999cm" svg:y1="12.847cm" svg:x2="14.499cm" svg:y2="14.247cm" draw:start-shape="id1" draw:start-glue-point="2" draw:end-shape="id3" svg:d="m12999 12847c0 1051 1500 352 1500 1400">
              <text:p/>
            </draw:connector>
            <draw:custom-shape draw:style-name="gr6" draw:text-style-name="P2" xml:id="id7" draw:id="id7" svg:width="1.9cm" svg:height="1.5cm" svg:x="9.649cm" svg:y="10.347cm">
              <text:p text:style-name="P1"><text:span text:style-name="T1">R.RED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7" draw:text-style-name="P2" xml:id="id6" draw:id="id6" svg:width="1.9cm" svg:height="1.5cm" svg:x="14.949cm" svg:y="16.147cm">
              <text:p text:style-name="P1"><text:span text:style-name="T1">R.BLUE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8" draw:text-style-name="P2" xml:id="id5" draw:id="id5" svg:width="1.9cm" svg:height="1.5cm" svg:x="18.749cm" svg:y="12.347cm">
              <text:p text:style-name="P1"><text:span text:style-name="T1">R.YELLOW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9" draw:text-style-name="P2" xml:id="id4" draw:id="id4" svg:width="1.4cm" svg:height="1.4cm" svg:x="12.149cm" svg:y="19.347cm">
              <text:p text:style-name="P1"><text:span text:style-name="T1">uBlue</text:span></text:p>
              <draw:enhanced-geometry draw:glue-point-type="segments" draw:type="mso-spt100" draw:modifiers="-12.5719373509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0" draw:text-style-name="P2" xml:id="id9" draw:id="id9" svg:width="1.4cm" svg:height="1.4cm" svg:x="20.449cm" svg:y="19.247cm">
              <text:p text:style-name="P1"><text:span text:style-name="T1">u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11" draw:text-style-name="P3" draw:type="curve" svg:x1="11.199cm" svg:y1="15.847cm" svg:x2="12.849cm" svg:y2="19.347cm" draw:start-shape="id2" draw:start-glue-point="2" draw:end-shape="id4" draw:end-glue-point="0" svg:d="m11199 15847c0 2626 1650 877 1650 3500">
              <text:p/>
            </draw:connector>
            <draw:connector draw:style-name="gr12" draw:text-style-name="P3" draw:type="curve" svg:x1="18.749cm" svg:y1="12.92cm" svg:x2="15.349cm" svg:y2="14.797cm" draw:start-shape="id5" draw:start-glue-point="5" draw:end-shape="id3" draw:end-glue-point="1" svg:d="m18749 12920c-2460 0-760 1877-3400 1877">
              <text:p/>
            </draw:connector>
            <draw:connector draw:style-name="gr13" draw:text-style-name="P3" draw:type="curve" svg:x1="14.949cm" svg:y1="16.72cm" svg:x2="14.499cm" svg:y2="15.347cm" draw:start-shape="id6" draw:start-glue-point="5" draw:end-shape="id3" draw:end-glue-point="2" svg:d="m14949 16720c-300 0-450-457-450-1373">
              <text:p/>
            </draw:connector>
            <draw:connector draw:style-name="gr14" draw:text-style-name="P3" draw:type="curve" svg:x1="11.549cm" svg:y1="10.92cm" svg:x2="12.999cm" svg:y2="11.747cm" draw:start-shape="id7" draw:start-glue-point="9" draw:end-shape="id1" draw:end-glue-point="0" svg:d="m11549 10920c967 0 1450 275 1450 827">
              <text:p/>
            </draw:connector>
            <draw:connector draw:style-name="gr15" draw:text-style-name="P3" draw:type="curve" svg:x1="15.899cm" svg:y1="17.647cm" svg:x2="13.549cm" svg:y2="20.047cm" draw:start-shape="id6" draw:start-glue-point="7" draw:end-shape="id4" draw:end-glue-point="1" svg:d="m15899 17647c0 1600-783 2400-2350 2400">
              <text:p/>
            </draw:connector>
            <draw:custom-shape draw:style-name="gr16" draw:text-style-name="P2" xml:id="id8" draw:id="id8" svg:width="1.7cm" svg:height="1.1cm" svg:x="18.849cm" svg:y="15.147cm">
              <text:p text:style-name="P1"><text:span text:style-name="T1">G. GREE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7" draw:text-style-name="P3" draw:type="curve" svg:x1="19.699cm" svg:y1="13.847cm" svg:x2="19.699cm" svg:y2="15.147cm" draw:start-shape="id5" draw:start-glue-point="7" draw:end-shape="id8" draw:end-glue-point="0" svg:d="m19699 13847v1300">
              <text:p/>
            </draw:connector>
            <draw:connector draw:style-name="gr18" draw:text-style-name="P3" draw:type="curve" svg:x1="16.849cm" svg:y1="16.72cm" svg:x2="18.849cm" svg:y2="15.697cm" draw:start-shape="id6" draw:start-glue-point="9" draw:end-shape="id8" draw:end-glue-point="3" svg:d="m16849 16720c1501 0 502-1023 2000-1023">
              <text:p/>
            </draw:connector>
            <draw:connector draw:style-name="gr19" draw:text-style-name="P3" draw:type="curve" svg:x1="19.699cm" svg:y1="16.247cm" svg:x2="21.149cm" svg:y2="19.247cm" draw:start-shape="id8" draw:start-glue-point="2" draw:end-shape="id9" svg:d="m19699 16247c0 2251 1450 752 1450 3000">
              <text:p/>
            </draw:connector>
            <draw:connector draw:style-name="gr20" draw:text-style-name="P3" draw:type="curve" svg:x1="15.899cm" svg:y1="17.647cm" svg:x2="20.449cm" svg:y2="19.947cm" draw:start-shape="id6" draw:start-glue-point="7" draw:end-shape="id9" draw:end-glue-point="3" svg:d="m15899 17647c0 1534 1516 2300 4550 2300">
              <text:p/>
            </draw:connector>
            <draw:connector draw:style-name="gr21" draw:text-style-name="P3" draw:type="curve" svg:x1="20.649cm" svg:y1="12.92cm" svg:x2="21.849cm" svg:y2="19.947cm" draw:start-shape="id5" draw:start-glue-point="9" draw:end-shape="id9" draw:end-glue-point="1" svg:d="m20649 12920c2553 0 1953 7027 1200 7027">
              <text:p/>
            </draw:connector>
            <draw:custom-shape draw:style-name="gr22" draw:text-style-name="P2" xml:id="id11" draw:id="id11" svg:width="1.4cm" svg:height="1.4cm" svg:x="20.849cm" svg:y="21.447cm">
              <text:p text:style-name="P1"><text:span text:style-name="T1">uR</text:span></text:p>
              <text:p text:style-name="P1"><text:span text:style-name="T1">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3" draw:text-style-name="P2" xml:id="id12" draw:id="id12" svg:width="1.4cm" svg:height="1.4cm" svg:x="17.349cm" svg:y="18.047cm">
              <text:p text:style-name="P1"><text:span text:style-name="T1">uG</text:span></text:p>
              <text:p text:style-name="P1"><text:span text:style-name="T1">green</text:span></text:p>
              <draw:enhanced-geometry draw:mirror-horizontal="false" draw:mirror-vertical="false"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4" draw:text-style-name="P2" xml:id="id10" draw:id="id10" svg:width="1.4cm" svg:height="1.4cm" svg:x="23.749cm" svg:y="11.347cm">
              <text:p text:style-name="P1"><text:span text:style-name="T1">uR</text:span></text:p>
              <text:p text:style-name="P1"><text:span text:style-name="T1">yellow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25" draw:text-style-name="P3" draw:type="curve" svg:x1="19.699cm" svg:y1="12.347cm" svg:x2="24.449cm" svg:y2="11.347cm" draw:start-shape="id5" draw:start-glue-point="4" draw:end-shape="id10" draw:end-glue-point="0" svg:d="m19699 12347c0-2251 4750-1751 4750-1000">
              <text:p/>
            </draw:connector>
            <draw:connector draw:style-name="gr26" draw:text-style-name="P3" draw:type="curve" svg:x1="15.899cm" svg:y1="17.647cm" svg:x2="20.849cm" svg:y2="22.147cm" draw:start-shape="id6" draw:start-glue-point="7" draw:end-shape="id11" draw:end-glue-point="3" svg:d="m15899 17647c0 3000 1650 4500 4950 4500">
              <text:p/>
            </draw:connector>
            <draw:connector draw:style-name="gr27" draw:text-style-name="P3" draw:type="curve" svg:x1="20.649cm" svg:y1="12.92cm" svg:x2="22.249cm" svg:y2="22.147cm" draw:start-shape="id5" draw:start-glue-point="9" draw:end-shape="id11" draw:end-glue-point="1" svg:d="m20649 12920c3153 0 2353 9227 1600 9227">
              <text:p/>
            </draw:connector>
            <draw:connector draw:style-name="gr28" draw:text-style-name="P3" draw:type="curve" svg:x1="19.699cm" svg:y1="16.247cm" svg:x2="18.049cm" svg:y2="18.047cm" draw:start-shape="id8" draw:start-glue-point="2" draw:end-shape="id12" draw:end-glue-point="0" svg:d="m19699 16247c0 1351-1650 452-1650 1800">
              <text:p/>
            </draw:connector>
          </draw:g>
        </table:shapes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7" table:number-columns-repeated="246" table:default-cell-style-name="ce3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ole(ROLE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Référence</text:p>
          </table:table-cell>
          <table:table-cell office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ROLE</text:p>
          </table:table-cell>
          <table:table-cell table:style-name="ce7" table:number-columns-repeated="2"/>
          <table:table-cell table:style-name="ce7" office:value-type="string">
            <text:p>role_login</text:p>
          </table:table-cell>
          <table:table-cell table:style-name="ce7" office:value-type="string">
            <text:p>role_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RED</text:p>
          </table:table-cell>
          <table:table-cell table:style-name="ce8"/>
          <table:table-cell table:style-name="ce8" office:value-type="string">
            <text:p>rred</text:p>
          </table:table-cell>
          <table:table-cell table:style-name="ce8" office:value-type="string">
            <text:p>Rouge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BLUE</text:p>
          </table:table-cell>
          <table:table-cell table:style-name="ce8"/>
          <table:table-cell table:style-name="ce8" office:value-type="string">
            <text:p>rblue</text:p>
          </table:table-cell>
          <table:table-cell table:style-name="ce8" office:value-type="string">
            <text:p>Bleu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YELLOW</text:p>
          </table:table-cell>
          <table:table-cell table:style-name="ce8"/>
          <table:table-cell table:style-name="ce8" office:value-type="string">
            <text:p>ryellow</text:p>
          </table:table-cell>
          <table:table-cell table:style-name="ce8" office:value-type="string">
            <text:p>Jaune</text:p>
          </table:table-cell>
          <table:table-cell table:style-name="ce8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groupe intranet(IGROUP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login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IGROUP</text:p>
          </table:table-cell>
          <table:table-cell table:style-name="ce7" table:number-columns-repeated="2"/>
          <table:table-cell table:style-name="ce7" office:value-type="string">
            <text:p>grp_name</text:p>
          </table:table-cell>
          <table:table-cell table:style-name="ce7" office:value-type="string">
            <text:p>us_login</text:p>
          </table:table-cell>
          <table:table-cell table:style-name="ce7" office:value-type="string">
            <text:p>grp_roles</text:p>
          </table:table-cell>
          <table:table-cell table:style-name="ce7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RE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Les rouges</text:p>
          </table:table-cell>
          <table:table-cell table:style-name="ce8" office:value-type="string">
            <text:p>gred</text:p>
          </table:table-cell>
          <table:table-cell table:style-name="ce8" office:value-type="string">
            <text:p>TST_ROLERED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GREEN</text:p>
          </table:table-cell>
          <table:table-cell table:style-name="ce8"/>
          <table:table-cell table:style-name="ce8" office:value-type="string">
            <text:p>Les verts</text:p>
          </table:table-cell>
          <table:table-cell table:style-name="ce8" office:value-type="string">
            <text:p>ggreen</text:p>
          </table:table-cell>
          <table:table-cell table:style-name="ce8" office:value-type="string">
            <text:p>TST_ROLEBLUE\nTST_ROLEYELLOW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BLUE</text:p>
          </table:table-cell>
          <table:table-cell table:style-name="ce8" office:value-type="string">
            <text:p>TST_GRPRED</text:p>
          </table:table-cell>
          <table:table-cell table:style-name="ce8" office:value-type="string">
            <text:p>les bleus</text:p>
          </table:table-cell>
          <table:table-cell table:style-name="ce8" office:value-type="string">
            <text:p>gblue</text:p>
          </table:table-cell>
          <table:table-cell table:style-name="ce8" office:value-type="string">
            <text:p>TST_ROLEBLUE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YELLOW</text:p>
          </table:table-cell>
          <table:table-cell table:style-name="ce8" office:value-type="string">
            <text:p>TST_GRPRED</text:p>
          </table:table-cell>
          <table:table-cell table:style-name="ce8" office:value-type="string">
            <text:p>les jaunes</text:p>
          </table:table-cell>
          <table:table-cell table:style-name="ce8" office:value-type="string">
            <text:p>gyellow</text:p>
          </table:table-cell>
          <table:table-cell table:style-name="ce8" office:value-type="string">
            <text:p>TST_ROLEYELLOW</text:p>
          </table:table-cell>
          <table:table-cell table:style-name="ce8" table:number-columns-repeated="249"/>
        </table:table-row>
        <table:table-row table:style-name="ro1">
          <table:table-cell office:value-type="string">
            <text:p>//FAM</text:p>
          </table:table-cell>
          <table:table-cell office:value-type="string">
            <text:p>utilisateur(IUSE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mail principal</text:p>
          </table:table-cell>
          <table:table-cell office:value-type="string">
            <text:p>login</text:p>
          </table:table-cell>
          <table:table-cell office:value-type="string">
            <text:p>nouveau mot de passe</text:p>
          </table:table-cell>
          <table:table-cell office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IUSER</text:p>
          </table:table-cell>
          <table:table-cell table:style-name="ce7" table:number-columns-repeated="2"/>
          <table:table-cell table:style-name="ce7" office:value-type="string">
            <text:p>us_lname</text:p>
          </table:table-cell>
          <table:table-cell table:style-name="ce7" office:value-type="string">
            <text:p>us_fname</text:p>
          </table:table-cell>
          <table:table-cell table:style-name="ce7" office:value-type="string">
            <text:p>us_extmail</text:p>
          </table:table-cell>
          <table:table-cell table:style-name="ce7" office:value-type="string">
            <text:p>us_login</text:p>
          </table:table-cell>
          <table:table-cell table:style-name="ce7" office:value-type="string">
            <text:p>us_passwd1</text:p>
          </table:table-cell>
          <table:table-cell table:style-name="ce7" office:value-type="string">
            <text:p>us_passwd2</text:p>
          </table:table-cell>
          <table:table-cell table:style-name="ce7" office:value-type="string">
            <text:p>us_roles</text:p>
          </table:table-cell>
          <table:table-cell table:style-name="ce7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USERJOHN</text:p>
          </table:table-cell>
          <table:table-cell table:style-name="ce8" office:value-type="string">
            <text:p>TST_GRPBLUE</text:p>
          </table:table-cell>
          <table:table-cell table:style-name="ce8" office:value-type="string">
            <text:p>Bleu</text:p>
          </table:table-cell>
          <table:table-cell table:style-name="ce8" office:value-type="string">
            <text:p>John</text:p>
          </table:table-cell>
          <table:table-cell table:style-name="ce8" office:value-type="string">
            <text:p>blue@anakeen.com</text:p>
          </table:table-cell>
          <table:table-cell table:style-name="ce8" office:value-type="string">
            <text:p>ublue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TST_ROLEBLUE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USERJANE</text:p>
          </table:table-cell>
          <table:table-cell table:style-name="ce8" office:value-type="string">
            <text:p>TST_GRPGREEN</text:p>
          </table:table-cell>
          <table:table-cell table:style-name="ce8" office:value-type="string">
            <text:p>Vert</text:p>
          </table:table-cell>
          <table:table-cell table:style-name="ce8" office:value-type="string">
            <text:p>Jane</text:p>
          </table:table-cell>
          <table:table-cell table:style-name="ce8" office:value-type="string">
            <text:p>green@anakeen.com</text:p>
          </table:table-cell>
          <table:table-cell table:style-name="ce8" office:value-type="string">
            <text:p>ugr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TST_ROLEBLUE\nTST_ROLEYELLOW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USERRGREEN</text:p>
          </table:table-cell>
          <table:table-cell table:style-name="ce8"/>
          <table:table-cell table:style-name="ce8" office:value-type="string">
            <text:p>Blue-Yellow</text:p>
          </table:table-cell>
          <table:table-cell table:style-name="ce8" office:value-type="string">
            <text:p>John</text:p>
          </table:table-cell>
          <table:table-cell table:style-name="ce8" office:value-type="string">
            <text:p>green@role.org</text:p>
          </table:table-cell>
          <table:table-cell table:style-name="ce8" office:value-type="string">
            <text:p>urgr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TST_ROLEBLUE\nTST_ROLEYELLOW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USERYELLOW</text:p>
          </table:table-cell>
          <table:table-cell table:style-name="ce8"/>
          <table:table-cell table:style-name="ce8" office:value-type="string">
            <text:p>Jaune</text:p>
          </table:table-cell>
          <table:table-cell table:style-name="ce8" office:value-type="string">
            <text:p>Jane</text:p>
          </table:table-cell>
          <table:table-cell table:style-name="ce8" office:value-type="string">
            <text:p>yellow@role.org</text:p>
          </table:table-cell>
          <table:table-cell table:style-name="ce8" office:value-type="string">
            <text:p>uryellow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TST_ROLEYELLOW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USERGGREEN</text:p>
          </table:table-cell>
          <table:table-cell table:style-name="ce8" office:value-type="string">
            <text:p>TST_GRPGREEN</text:p>
          </table:table-cell>
          <table:table-cell table:style-name="ce8" office:value-type="string">
            <text:p>Vert</text:p>
          </table:table-cell>
          <table:table-cell table:style-name="ce8" office:value-type="string">
            <text:p>John</text:p>
          </table:table-cell>
          <table:table-cell table:style-name="ce8" office:value-type="string">
            <text:p>green@group.org</text:p>
          </table:table-cell>
          <table:table-cell table:style-name="ce8" office:value-type="string">
            <text:p>uggr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table:number-columns-repeated="24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7" table:default-cell-style-name="ce3"/>
        <table:table-column table:style-name="co26" table:default-cell-style-name="ce3"/>
        <table:table-column table:style-name="co27" table:default-cell-style-name="ce3"/>
        <table:table-column table:style-name="co17" table:default-cell-style-name="ce3"/>
        <table:table-column table:style-name="co27" table:default-cell-style-name="ce3"/>
        <table:table-column table:style-name="co4" table:default-cell-style-name="ce3"/>
        <table:table-column table:style-name="co17" table:number-columns-repeated="250" table:default-cell-style-name="ce3"/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RE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roug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ROLERE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Role roug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BLU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ble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ROLEBLU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Role ble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YELLOW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jaun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ROLEYELLOW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Role jaune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GRPGREEN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Groupe vert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RED</text:p>
          </table:table-cell>
          <table:table-cell table:style-name="ce9" table:number-columns-repeated="2"/>
          <table:table-cell table:style-name="ce9" office:value-type="string">
            <text:p>view=TST_GRPRED</text:p>
          </table:table-cell>
          <table:table-cell table:style-name="ce9" office:value-type="string">
            <text:p>edit=TST_GRPRED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ROLERED</text:p>
          </table:table-cell>
          <table:table-cell table:style-name="ce9" table:number-columns-repeated="2"/>
          <table:table-cell table:style-name="ce9" office:value-type="string">
            <text:p>view=TST_ROLERED</text:p>
          </table:table-cell>
          <table:table-cell table:style-name="ce9" office:value-type="string">
            <text:p>edit=TST_ROLERED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BLUE</text:p>
          </table:table-cell>
          <table:table-cell table:style-name="ce9" table:number-columns-repeated="2"/>
          <table:table-cell table:style-name="ce9" office:value-type="string">
            <text:p>view=TST_GRPBLUE</text:p>
          </table:table-cell>
          <table:table-cell table:style-name="ce9" office:value-type="string">
            <text:p>edit=TST_GRPBLUE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ROLEBLUE</text:p>
          </table:table-cell>
          <table:table-cell table:style-name="ce9" table:number-columns-repeated="2"/>
          <table:table-cell table:style-name="ce9" office:value-type="string">
            <text:p>view=TST_ROLEBLUE</text:p>
          </table:table-cell>
          <table:table-cell table:style-name="ce9" office:value-type="string">
            <text:p>edit=TST_ROLEBLUE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YELLOW</text:p>
          </table:table-cell>
          <table:table-cell table:style-name="ce9" table:number-columns-repeated="2"/>
          <table:table-cell table:style-name="ce9" office:value-type="string">
            <text:p>view=TST_GRPYELLOW</text:p>
          </table:table-cell>
          <table:table-cell table:style-name="ce9" office:value-type="string">
            <text:p>edit=TST_GRPYELLOW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ROLEYELLOW</text:p>
          </table:table-cell>
          <table:table-cell table:style-name="ce9" table:number-columns-repeated="2"/>
          <table:table-cell table:style-name="ce9" office:value-type="string">
            <text:p>view=TST_ROLEYELLOW</text:p>
          </table:table-cell>
          <table:table-cell table:style-name="ce9" office:value-type="string">
            <text:p>edit=TST_ROLEYELLOW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PRFGRPGREEN</text:p>
          </table:table-cell>
          <table:table-cell table:style-name="ce9" table:number-columns-repeated="2"/>
          <table:table-cell table:style-name="ce9" office:value-type="string">
            <text:p>view=TST_GRPGREEN</text:p>
          </table:table-cell>
          <table:table-cell table:style-name="ce9" office:value-type="string">
            <text:p>edit=TST_GRPGREEN</text:p>
          </table:table-cell>
          <table:table-cell table:style-name="ce9" office:value-type="string">
            <text:p>view=TST_ROLEBLUE</text:p>
          </table:table-cell>
          <table:table-cell table:style-name="ce9" office:value-type="string">
            <text:p>view=TST_ROLEYELLOW</text:p>
          </table:table-cell>
          <table:table-cell table:style-name="ce9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BASE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RED1</text:p>
          </table:table-cell>
          <table:table-cell table:style-name="ce8"/>
          <table:table-cell table:style-name="ce8" office:value-type="string">
            <text:p>groupe roug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RED1</text:p>
          </table:table-cell>
          <table:table-cell table:style-name="ce9" office:value-type="string">
            <text:p>TST_PRFGRPRED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RED2</text:p>
          </table:table-cell>
          <table:table-cell table:style-name="ce8"/>
          <table:table-cell table:style-name="ce8" office:value-type="string">
            <text:p>rôle roug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RED2</text:p>
          </table:table-cell>
          <table:table-cell table:style-name="ce9" office:value-type="string">
            <text:p>TST_PRFROLERED</text:p>
          </table:table-cell>
          <table:table-cell table:style-name="ce9" table:number-columns-repeated="253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BLUE1</text:p>
          </table:table-cell>
          <table:table-cell table:style-name="ce8"/>
          <table:table-cell table:style-name="ce8" office:value-type="string">
            <text:p>groupe bleu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BLUE1</text:p>
          </table:table-cell>
          <table:table-cell table:style-name="ce9" office:value-type="string">
            <text:p>TST_PRFGRPBLUE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BLUE2</text:p>
          </table:table-cell>
          <table:table-cell table:style-name="ce8"/>
          <table:table-cell table:style-name="ce8" office:value-type="string">
            <text:p>rôle bleu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BLUE2</text:p>
          </table:table-cell>
          <table:table-cell table:style-name="ce9" office:value-type="string">
            <text:p>TST_PRFROLEBLUE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YELLOW1</text:p>
          </table:table-cell>
          <table:table-cell table:style-name="ce8"/>
          <table:table-cell table:style-name="ce8" office:value-type="string">
            <text:p>groupe jaun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YELLOW1</text:p>
          </table:table-cell>
          <table:table-cell table:style-name="ce9" office:value-type="string">
            <text:p>TST_PRFGRPYELLOW</text:p>
          </table:table-cell>
          <table:table-cell table:style-name="ce9" table:number-columns-repeated="253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YELLOW2</text:p>
          </table:table-cell>
          <table:table-cell table:style-name="ce8"/>
          <table:table-cell table:style-name="ce8" office:value-type="string">
            <text:p>rôle jaun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9" office:value-type="string">
            <text:p>TST_BASEYELLOW2</text:p>
          </table:table-cell>
          <table:table-cell table:style-name="ce9" office:value-type="string">
            <text:p>TST_PRFROLEYELLOW</text:p>
          </table:table-cell>
          <table:table-cell table:style-name="ce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BASE</text:p>
          </table:table-cell>
          <table:table-cell table:style-name="ce8" office:value-type="string">
            <text:p>TST_BASEGREEN</text:p>
          </table:table-cell>
          <table:table-cell table:style-name="ce8"/>
          <table:table-cell table:style-name="ce8" office:value-type="string">
            <text:p>groupe vert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PROFIL</text:p>
          </table:table-cell>
          <table:table-cell table:style-name="ce11" office:value-type="string">
            <text:p>TST_BASEGREEN</text:p>
          </table:table-cell>
          <table:table-cell table:style-name="ce9" office:value-type="string">
            <text:p>TST_PRFGRPGREEN</text:p>
          </table:table-cell>
          <table:table-cell table:style-name="ce9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4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0T14:04:10</dc:date>
    <dc:creator>Eric Brison</dc:creator>
    <meta:generator>LibreOffice/3.4$Linux LibreOffice_project/340m1$Build-402</meta:generator>
    <meta:editing-duration>PT17H46M13S</meta:editing-duration>
    <meta:editing-cycles>39</meta:editing-cycles>
    <meta:document-statistic meta:table-count="3" meta:cell-count="406" meta:object-count="1"/>
  </office:meta>
</office:document-meta>
</file>